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ResultSet.getDouble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String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igDecimal( String columnName , int s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Double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InnermostDeleg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ResultSet.updateNull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setFetchSize( int row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wrapResultSet( Statement stmt , ResultSet 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ResultSet.relative( int row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String( int columnIndex , String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Object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Timestamp( String columnName , Timestamp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DelegatingResultSet( Statement stmt , ResultSe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ResultSet.was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Curso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ResultSet.getClob( String co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Ref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inaryStream( String columnName , InputStream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oolean( String columnName , boolean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lob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rowUpd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igDecimal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Concurrenc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absolute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ResultSet.isBefore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Timestamp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Short( String columnName , shor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inaryStream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Object( int i ,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ytes( String columnName , byte [ ]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Timestamp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Double( String columnName , doubl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Clob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Time( String columnName , Tim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Array( int columnIndex , java . sql . Array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CharacterStream( String columnName , Reader reader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yte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Array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Date( String columnName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Meta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Date( int columnInde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Clob( int columnIndex , java . sql . Clob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String( String columnName , String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Float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Warn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Short( int columnIndex , shor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delete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Array( String columnName , java . sql . Array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lob( String co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String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ytes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Time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isAfter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Clob( String columnName , java . sql . Clob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rowDele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Date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Long( int columnIndex , long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Time( String columnName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oolean( int columnIndex , boolean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Short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igDecimal( String columnName , BigDecimal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Time( int columnInde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Timestamp( int columnInde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Timestamp( String columnName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moveToCurren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cancelRowUpd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AsciiStream( int columnIndex , InputStream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legatingResultSet.getCharacterStream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Object( String columnName , Objec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Int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yte( String columnName , byt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handleException( SQLException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ResultSet.getAsciiStream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Short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Object( int columnIndex , Objec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Float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igDecimal( int columnIndex , BigDecimal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Float( int columnIndex , floa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Ref( String co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Date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oolean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Null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Ref( int columnIndex , java . sql . Ref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UnicodeStream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CharacterStream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Double( int columnIndex , doubl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UnicodeStream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refresh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before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Object( int columnIndex , Object x , int s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Int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AsciiStream( String columnName , InputStream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Array( String co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Long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Date( int columnIndex , Dat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lob( int columnIndex , java . sql . Blob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FetchDir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URL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Int( String columnName , in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Timestamp( int columnIndex , Timestamp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AsciiStream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findColumn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is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Time( int columnIndex , Tim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inaryStream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yte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Object( String colName ,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Long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Long( String columnName , long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Object( String columnName , Object x , int s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URL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igDecimal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Time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inser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CharacterStream( int columnIndex , Reader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Ref( String columnName , java . sql . Ref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yte( int columnIndex , byt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inaryStream( int columnIndex , InputStream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moveToInser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after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oolean(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Int( int columnIndex , in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is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ytes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lob( String columnName , java . sql . Blob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BigDecimal( int columnIndex , int s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clearWarn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Bytes( int columnIndex , byte [ ]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ResultSet.getFetch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egatingResultSet.updateDate( String columnName , Dat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setFetchDirection( int dir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rowInse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getObject(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sultSet.updateFloat( String columnName , floa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